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rsid="0043b1db" officeooo:paragraph-rsid="0043b1db"/>
    </style:style>
    <style:style style:name="P3" style:family="paragraph" style:parent-style-name="Text_20_body">
      <style:text-properties officeooo:paragraph-rsid="00343df3"/>
    </style:style>
    <style:style style:name="P4" style:family="paragraph" style:parent-style-name="Text_20_body">
      <style:text-properties officeooo:rsid="00465fcb" officeooo:paragraph-rsid="004a8c28"/>
    </style:style>
    <style:style style:name="P5" style:family="paragraph" style:parent-style-name="Text_20_body">
      <style:text-properties officeooo:rsid="00465fcb" officeooo:paragraph-rsid="00ba2887"/>
    </style:style>
    <style:style style:name="P6" style:family="paragraph" style:parent-style-name="Text_20_body">
      <style:text-properties officeooo:rsid="00568d2c" officeooo:paragraph-rsid="00568d2c"/>
    </style:style>
    <style:style style:name="P7" style:family="paragraph" style:parent-style-name="Text_20_body">
      <style:text-properties officeooo:paragraph-rsid="00859dbe"/>
    </style:style>
    <style:style style:name="P8" style:family="paragraph" style:parent-style-name="Text_20_body">
      <style:text-properties officeooo:paragraph-rsid="00a15376"/>
    </style:style>
    <style:style style:name="P9" style:family="paragraph" style:parent-style-name="Text_20_body">
      <style:text-properties officeooo:rsid="00a15376" officeooo:paragraph-rsid="00a15376"/>
    </style:style>
    <style:style style:name="P10" style:family="paragraph" style:parent-style-name="Text_20_body">
      <style:text-properties officeooo:paragraph-rsid="00a7cba2"/>
    </style:style>
    <style:style style:name="P11" style:family="paragraph" style:parent-style-name="Text_20_body">
      <style:text-properties officeooo:rsid="009e7265" officeooo:paragraph-rsid="00a15376"/>
    </style:style>
    <style:style style:name="P12" style:family="paragraph" style:parent-style-name="Text_20_body">
      <style:text-properties officeooo:paragraph-rsid="00c5ef24"/>
    </style:style>
    <style:style style:name="P13" style:family="paragraph" style:parent-style-name="Text_20_body">
      <style:text-properties officeooo:paragraph-rsid="00a15376" fo:background-color="#ff3333"/>
    </style:style>
    <style:style style:name="P14" style:family="paragraph" style:parent-style-name="Standard">
      <style:text-properties officeooo:rsid="000ca58a" officeooo:paragraph-rsid="000ca58a"/>
    </style:style>
    <style:style style:name="P15" style:family="paragraph" style:parent-style-name="Standard">
      <style:text-properties officeooo:paragraph-rsid="00107089"/>
    </style:style>
    <style:style style:name="P16" style:family="paragraph" style:parent-style-name="Standard">
      <style:text-properties officeooo:rsid="001447f0" officeooo:paragraph-rsid="001447f0"/>
    </style:style>
    <style:style style:name="P17" style:family="paragraph" style:parent-style-name="Standard">
      <style:text-properties officeooo:rsid="00190caf" officeooo:paragraph-rsid="00190caf"/>
    </style:style>
    <style:style style:name="P18" style:family="paragraph" style:parent-style-name="Standard">
      <style:text-properties officeooo:rsid="000e4e66" officeooo:paragraph-rsid="00b17bc3"/>
    </style:style>
    <style:style style:name="P19" style:family="paragraph" style:parent-style-name="Header">
      <style:paragraph-properties fo:text-align="end" style:justify-single-word="false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 fo:font-weight="bold" style:font-weight-asian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29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30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31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32" style:family="paragraph" style:parent-style-name="List_20_Paragraph">
      <style:text-properties style:use-window-font-color="true"/>
    </style:style>
    <style:style style:name="P3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34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35" style:family="paragraph" style:parent-style-name="Text_20_body">
      <style:text-properties officeooo:paragraph-rsid="00d35de3"/>
    </style:style>
    <style:style style:name="P36" style:family="paragraph" style:parent-style-name="Text_20_body">
      <style:text-properties style:use-window-font-color="true" officeooo:paragraph-rsid="00ded51f" fo:background-color="transparent"/>
    </style:style>
    <style:style style:name="P37" style:family="paragraph" style:parent-style-name="Text_20_body">
      <style:text-properties style:use-window-font-color="true" officeooo:paragraph-rsid="00f3ebcd" fo:background-color="transparent"/>
    </style:style>
    <style:style style:name="P38" style:family="paragraph" style:parent-style-name="Text_20_body">
      <style:text-properties officeooo:rsid="0037bfd5" officeooo:paragraph-rsid="00cab498"/>
    </style:style>
    <style:style style:name="P39" style:family="paragraph" style:parent-style-name="Heading_20_1" style:master-page-name="Converted2">
      <style:paragraph-properties style:page-number="3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0ab8642"/>
    </style:style>
    <style:style style:name="P42" style:family="paragraph" style:parent-style-name="Heading_20_2">
      <style:text-properties officeooo:paragraph-rsid="0003cb05"/>
    </style:style>
    <style:style style:name="P43" style:family="paragraph" style:parent-style-name="Heading_20_2">
      <style:text-properties officeooo:paragraph-rsid="00246e2c"/>
    </style:style>
    <style:style style:name="P44" style:family="paragraph" style:parent-style-name="List_20_Paragraph" style:list-style-name="WWNum15"/>
    <style:style style:name="P45" style:family="paragraph" style:parent-style-name="List_20_Paragraph" style:list-style-name="WWNum15">
      <style:text-properties style:use-window-font-color="true"/>
    </style:style>
    <style:style style:name="P46" style:family="paragraph" style:parent-style-name="List_20_Paragraph" style:list-style-name="WWNum14">
      <style:text-properties style:use-window-font-color="true"/>
    </style:style>
    <style:style style:name="P47" style:family="paragraph" style:parent-style-name="List_20_Paragraph" style:list-style-name="WWNum14">
      <style:text-properties style:use-window-font-color="true" officeooo:paragraph-rsid="00b4f465"/>
    </style:style>
    <style:style style:name="P48" style:family="paragraph" style:parent-style-name="List_20_Paragraph" style:list-style-name="WWNum14">
      <style:text-properties officeooo:paragraph-rsid="00b4f465"/>
    </style:style>
    <style:style style:name="P4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letter-spacing="0.002cm"/>
    </style:style>
    <style:style style:name="T4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5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6" style:family="text">
      <style:text-properties officeooo:rsid="000297d4"/>
    </style:style>
    <style:style style:name="T7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fo:font-variant="normal" fo:text-transform="none" fo:color="#c00000" style:font-name="Arial1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italic" officeooo:rsid="000e4e66" style:font-style-asian="italic" style:font-style-complex="italic"/>
    </style:style>
    <style:style style:name="T13" style:family="text">
      <style:text-properties fo:font-style="italic" officeooo:rsid="00693bf8" style:font-style-asian="italic" style:font-style-complex="italic"/>
    </style:style>
    <style:style style:name="T14" style:family="text">
      <style:text-properties fo:font-style="italic" officeooo:rsid="006a0a37" style:font-style-asian="italic" style:font-style-complex="italic"/>
    </style:style>
    <style:style style:name="T15" style:family="text">
      <style:text-properties fo:font-style="italic" officeooo:rsid="006b4bee" style:font-style-asian="italic" style:font-style-complex="italic"/>
    </style:style>
    <style:style style:name="T16" style:family="text">
      <style:text-properties fo:font-style="italic" officeooo:rsid="0090ab23" style:font-style-asian="italic" style:font-style-complex="italic"/>
    </style:style>
    <style:style style:name="T17" style:family="text">
      <style:text-properties fo:font-style="italic" officeooo:rsid="00918cb2" style:font-style-asian="italic" style:font-style-complex="italic"/>
    </style:style>
    <style:style style:name="T18" style:family="text">
      <style:text-properties fo:font-style="italic" officeooo:rsid="0092547f" style:font-style-asian="italic" style:font-style-complex="italic"/>
    </style:style>
    <style:style style:name="T19" style:family="text">
      <style:text-properties fo:font-style="italic" officeooo:rsid="00675bb4" style:font-style-asian="italic" style:font-style-complex="italic"/>
    </style:style>
    <style:style style:name="T20" style:family="text">
      <style:text-properties fo:font-style="italic" officeooo:rsid="00b347ab" style:font-style-asian="italic" style:font-style-complex="italic"/>
    </style:style>
    <style:style style:name="T21" style:family="text">
      <style:text-properties fo:font-style="italic" officeooo:rsid="00c5ef24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07089" style:font-style-asian="normal" style:font-style-complex="normal"/>
    </style:style>
    <style:style style:name="T24" style:family="text">
      <style:text-properties fo:font-style="normal" officeooo:rsid="0024337b" style:font-style-asian="normal" style:font-style-complex="normal"/>
    </style:style>
    <style:style style:name="T25" style:family="text">
      <style:text-properties fo:font-style="normal" officeooo:rsid="0090ab23" style:font-style-asian="normal" style:font-style-complex="normal"/>
    </style:style>
    <style:style style:name="T26" style:family="text">
      <style:text-properties fo:font-style="normal" officeooo:rsid="00918cb2" style:font-style-asian="normal" style:font-style-complex="normal"/>
    </style:style>
    <style:style style:name="T27" style:family="text">
      <style:text-properties fo:font-style="normal" officeooo:rsid="0099351c" style:font-style-asian="normal" style:font-style-complex="normal"/>
    </style:style>
    <style:style style:name="T28" style:family="text">
      <style:text-properties fo:font-style="normal" officeooo:rsid="00b17bc3" style:font-style-asian="normal" style:font-style-complex="normal"/>
    </style:style>
    <style:style style:name="T29" style:family="text">
      <style:text-properties fo:font-style="normal" officeooo:rsid="00ce2f57" style:font-style-asian="normal" style:font-style-complex="normal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tyle="normal" style:text-underline-style="none" officeooo:rsid="0013691e" style:font-style-asian="normal" style:font-style-complex="normal"/>
    </style:style>
    <style:style style:name="T32" style:family="text">
      <style:text-properties fo:font-style="normal" style:text-underline-style="none" officeooo:rsid="00107089" style:font-style-asian="normal" style:font-style-complex="normal"/>
    </style:style>
    <style:style style:name="T33" style:family="text">
      <style:text-properties fo:font-style="normal" style:text-underline-style="none" officeooo:rsid="0017aa04" style:font-style-asian="normal" style:font-style-complex="normal"/>
    </style:style>
    <style:style style:name="T34" style:family="text">
      <style:text-properties fo:font-style="normal" style:text-underline-style="none" officeooo:rsid="00190caf" style:font-style-asian="normal" style:font-style-complex="normal"/>
    </style:style>
    <style:style style:name="T35" style:family="text">
      <style:text-properties fo:font-style="normal" style:text-underline-style="none" officeooo:rsid="001b93b1" style:font-style-asian="normal" style:font-style-complex="normal"/>
    </style:style>
    <style:style style:name="T36" style:family="text">
      <style:text-properties fo:font-style="normal" style:text-underline-style="none" officeooo:rsid="00859dbe" style:font-style-asian="normal" style:font-style-complex="normal"/>
    </style:style>
    <style:style style:name="T37" style:family="text">
      <style:text-properties fo:font-style="normal" style:text-underline-style="none" officeooo:rsid="00b3b274" style:font-style-asian="normal" style:font-style-complex="normal"/>
    </style:style>
    <style:style style:name="T38" style:family="text">
      <style:text-properties officeooo:rsid="00107089"/>
    </style:style>
    <style:style style:name="T39" style:family="text">
      <style:text-properties officeooo:rsid="0021d2a1"/>
    </style:style>
    <style:style style:name="T40" style:family="text">
      <style:text-properties officeooo:rsid="00270fdb"/>
    </style:style>
    <style:style style:name="T41" style:family="text">
      <style:text-properties officeooo:rsid="00299bdf"/>
    </style:style>
    <style:style style:name="T42" style:family="text">
      <style:text-properties style:font-name="Times New Roman" fo:font-style="italic" style:font-style-asian="italic" style:font-style-complex="italic"/>
    </style:style>
    <style:style style:name="T43" style:family="text">
      <style:text-properties fo:font-weight="normal" officeooo:rsid="002aa1fb" style:font-weight-asian="normal" style:font-weight-complex="normal"/>
    </style:style>
    <style:style style:name="T44" style:family="text">
      <style:text-properties fo:font-weight="normal" officeooo:rsid="003d2a29" style:font-weight-asian="normal" style:font-weight-complex="normal"/>
    </style:style>
    <style:style style:name="T45" style:family="text">
      <style:text-properties officeooo:rsid="003f0712"/>
    </style:style>
    <style:style style:name="T46" style:family="text">
      <style:text-properties officeooo:rsid="0041794e"/>
    </style:style>
    <style:style style:name="T47" style:family="text">
      <style:text-properties officeooo:rsid="0044e1b0"/>
    </style:style>
    <style:style style:name="T48" style:family="text">
      <style:text-properties officeooo:rsid="0058908b"/>
    </style:style>
    <style:style style:name="T49" style:family="text">
      <style:text-properties officeooo:rsid="0065bf77"/>
    </style:style>
    <style:style style:name="T50" style:family="text">
      <style:text-properties officeooo:rsid="00675bb4"/>
    </style:style>
    <style:style style:name="T51" style:family="text">
      <style:text-properties officeooo:rsid="006b9026"/>
    </style:style>
    <style:style style:name="T52" style:family="text">
      <style:text-properties officeooo:rsid="006ba651"/>
    </style:style>
    <style:style style:name="T53" style:family="text">
      <style:text-properties officeooo:rsid="006bdb7c"/>
    </style:style>
    <style:style style:name="T54" style:family="text">
      <style:text-properties officeooo:rsid="006c2715"/>
    </style:style>
    <style:style style:name="T55" style:family="text">
      <style:text-properties officeooo:rsid="007d81a9"/>
    </style:style>
    <style:style style:name="T56" style:family="text">
      <style:text-properties officeooo:rsid="007eb5d9"/>
    </style:style>
    <style:style style:name="T57" style:family="text">
      <style:text-properties officeooo:rsid="007fb64b"/>
    </style:style>
    <style:style style:name="T58" style:family="text">
      <style:text-properties style:use-window-font-color="true"/>
    </style:style>
    <style:style style:name="T59" style:family="text">
      <style:text-properties style:use-window-font-color="true" officeooo:rsid="00b4f465"/>
    </style:style>
    <style:style style:name="T60" style:family="text">
      <style:text-properties officeooo:rsid="00859dbe"/>
    </style:style>
    <style:style style:name="T61" style:family="text">
      <style:text-properties officeooo:rsid="008fb63d"/>
    </style:style>
    <style:style style:name="T62" style:family="text">
      <style:text-properties officeooo:rsid="0090ab23"/>
    </style:style>
    <style:style style:name="T63" style:family="text">
      <style:text-properties officeooo:rsid="0093bef4"/>
    </style:style>
    <style:style style:name="T64" style:family="text">
      <style:text-properties style:font-name="Arial1" fo:font-style="normal" style:font-style-asian="normal" style:font-style-complex="normal"/>
    </style:style>
    <style:style style:name="T65" style:family="text">
      <style:text-properties style:font-name="Arial1" fo:font-style="normal" officeooo:rsid="0093bef4" style:font-style-asian="normal" style:font-style-complex="normal"/>
    </style:style>
    <style:style style:name="T66" style:family="text">
      <style:text-properties officeooo:rsid="00979435"/>
    </style:style>
    <style:style style:name="T67" style:family="text">
      <style:text-properties officeooo:rsid="009e7265"/>
    </style:style>
    <style:style style:name="T68" style:family="text">
      <style:text-properties officeooo:rsid="00a15376"/>
    </style:style>
    <style:style style:name="T69" style:family="text">
      <style:text-properties officeooo:rsid="00b17bc3"/>
    </style:style>
    <style:style style:name="T70" style:family="text">
      <style:text-properties officeooo:rsid="00b5ad48"/>
    </style:style>
    <style:style style:name="T71" style:family="text">
      <style:text-properties officeooo:rsid="00b98379"/>
    </style:style>
    <style:style style:name="T72" style:family="text">
      <style:text-properties officeooo:rsid="00ba2887"/>
    </style:style>
    <style:style style:name="T73" style:family="text">
      <style:text-properties officeooo:rsid="00bbbc57"/>
    </style:style>
    <style:style style:name="T74" style:family="text">
      <style:text-properties officeooo:rsid="00bc45db"/>
    </style:style>
    <style:style style:name="T75" style:family="text">
      <style:text-properties officeooo:rsid="00be3535"/>
    </style:style>
    <style:style style:name="T76" style:family="text">
      <style:text-properties officeooo:rsid="00c010b4"/>
    </style:style>
    <style:style style:name="T77" style:family="text">
      <style:text-properties officeooo:rsid="00c3a013"/>
    </style:style>
    <style:style style:name="T78" style:family="text">
      <style:text-properties officeooo:rsid="00c495a8"/>
    </style:style>
    <style:style style:name="T79" style:family="text">
      <style:text-properties officeooo:rsid="00c5ef24"/>
    </style:style>
    <style:style style:name="T80" style:family="text">
      <style:text-properties officeooo:rsid="00c6ede1"/>
    </style:style>
    <style:style style:name="T81" style:family="text">
      <style:text-properties officeooo:rsid="002aa1fb"/>
    </style:style>
    <style:style style:name="T82" style:family="text">
      <style:text-properties officeooo:rsid="00d24bc4"/>
    </style:style>
    <style:style style:name="T83" style:family="text">
      <style:text-properties officeooo:rsid="00d98696"/>
    </style:style>
    <style:style style:name="T84" style:family="text">
      <style:text-properties officeooo:rsid="00eb95a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FAESA CENTRO UNIVERSITÁRIO</text:p>
      <text:p text:style-name="P20">CIÊNCIA DA COMPUTAÇÃO</text:p>
      <text:p text:style-name="P20"/>
      <text:p text:style-name="P22"/>
      <text:p text:style-name="P20"/>
      <text:p text:style-name="P20"/>
      <text:p text:style-name="P20">RAFAEL DE OLIVEIRA COSTA</text:p>
      <text:p text:style-name="P20">ROBSON SANTOS RODRIGUES</text:p>
      <text:p text:style-name="P20"/>
      <text:p text:style-name="P20"/>
      <text:p text:style-name="P20"/>
      <text:p text:style-name="P20"/>
      <text:p text:style-name="P20"/>
      <text:p text:style-name="P20"/>
      <text:p text:style-name="P24">VISÃO COMPUTACIONAL E REDES NEURAIS ARTIFICIAIS PARA ENSINAR UM COMPUTADOR A JOGAR MEGA MAN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VITÓRIA</text:p>
      <text:p text:style-name="P25">2018</text:p>
      <text:p text:style-name="P34">RAFAEL DE OLIVEIRA COSTA</text:p>
      <text:p text:style-name="P20">ROBSON SANTOS RODRIGUE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VISÃO COMPUTACIONAL E REDES NEURAIS ARTIFICIAIS PARA ENSINAR UM COMPUTADOR A JOGAR MEGA MAN</text:p>
      <text:p text:style-name="P29"/>
      <text:p text:style-name="P29"/>
      <text:p text:style-name="P29"/>
      <text:p text:style-name="P30"/>
      <text:p text:style-name="P31"><text:span text:style-name="T2">Projeto de Pesquisa do Trabalho de Conclusão do Curso de Graduação em Ciência da Computação apresentado ao </text:span><text:span text:style-name="T4">Faesa Centro Universitári</text:span><text:span text:style-name="T5">o</text:span><text:span text:style-name="T2">, sob orientação do prof. </text:span><text:span text:style-name="T7">Howard Roatti</text:span><text:span text:style-name="T8">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/>
      <text:p text:style-name="P21"><text:bookmark text:name="_GoBack"/></text:p>
      <text:p text:style-name="P25"/>
      <text:p text:style-name="P25">VITÓRIA</text:p>
      <text:p text:style-name="P25">201<text:span text:style-name="T6">8</text:span></text:p>
      <text:p text:style-name="P22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9"><text:a xlink:type="simple" xlink:href="#__RefHeading___Toc503_1894743545"><text:s/>1 INTRODUÇÃO<text:tab/>3</text:a></text:p>
          <text:p text:style-name="P50"><text:a xlink:type="simple" xlink:href="#__RefHeading___Toc313_1736947057"><text:s/>1.1 PROBLEMA<text:tab/>3</text:a></text:p>
          <text:p text:style-name="P50"><text:a xlink:type="simple" xlink:href="#__RefHeading___Toc315_1736947057"><text:s/>1.2 FORMULAÇÃO DO PROBLEMA<text:tab/>4</text:a></text:p>
          <text:p text:style-name="P50"><text:a xlink:type="simple" xlink:href="#__RefHeading___Toc317_1736947057"><text:s/>1.3 HIPÓTESE<text:tab/>4</text:a></text:p>
          <text:p text:style-name="P50"><text:a xlink:type="simple" xlink:href="#__RefHeading___Toc319_1736947057"><text:s/>1.4 OBJETIVOS<text:tab/>4</text:a></text:p>
          <text:p text:style-name="P51"><text:a xlink:type="simple" xlink:href="#__RefHeading___Toc323_1736947057"><text:s/>1.4.1 Objetivo Geral<text:tab/>4</text:a></text:p>
          <text:p text:style-name="P51"><text:a xlink:type="simple" xlink:href="#__RefHeading___Toc505_1894743545"><text:s/>1.4.2 Objetivos específicos<text:tab/>4</text:a></text:p>
          <text:p text:style-name="P50"><text:a xlink:type="simple" xlink:href="#__RefHeading___Toc507_1894743545"><text:s/>1.5 JUSTIFICATIVA<text:tab/>5</text:a></text:p>
          <text:p text:style-name="P49"><text:a xlink:type="simple" xlink:href="#__RefHeading___Toc733_2708786792"><text:s/>2 REFERENCIAL TEÓRICO<text:tab/>5</text:a></text:p>
          <text:p text:style-name="P50"><text:a xlink:type="simple" xlink:href="#__RefHeading___Toc548_1971144071"><text:s/>2.1 APRENDIZADO DE MÁQUINA<text:tab/>5</text:a></text:p>
          <text:p text:style-name="P50"><text:a xlink:type="simple" xlink:href="#__RefHeading___Toc550_1971144071"><text:s/>2.2 VISÃO COMPUTACIONAL<text:tab/>6</text:a></text:p>
          <text:p text:style-name="P51"><text:a xlink:type="simple" xlink:href="#__RefHeading___Toc552_1971144071"><text:s/>2.2.1 OpenCV<text:tab/>6</text:a></text:p>
          <text:p text:style-name="P51"><text:a xlink:type="simple" xlink:href="#__RefHeading___Toc554_1971144071"><text:s/>2.2.2 Python-mss<text:tab/>7</text:a></text:p>
          <text:p text:style-name="P50"><text:a xlink:type="simple" xlink:href="#__RefHeading___Toc560_1971144071"><text:s/>2.3 APRENDIZADO POR REFORÇO<text:tab/>7</text:a></text:p>
          <text:p text:style-name="P49"><text:a xlink:type="simple" xlink:href="#__RefHeading___Toc1482_858807803"><text:s/>3 METODOLOGIA<text:tab/>8</text:a></text:p>
        </text:index-body>
      </text:table-of-content>
      <text:p text:style-name="P22"/>
      <text:p text:style-name="P22"/>
      <text:p text:style-name="P22"/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9" text:outline-level="1"><text:bookmark-start text:name="_Toc524189383"/><text:bookmark-start text:name="__RefHeading___Toc503_1894743545"/>INTRODUÇÃO<text:bookmark-end text:name="_Toc524189383"/><text:bookmark-end text:name="__RefHeading___Toc503_1894743545"/></text:h>
      <text:p text:style-name="P14"><text:span text:style-name="T39">Diversos projetos fazem uso de</text:span> inteligência artificial<text:span text:style-name="T84">(IA)</text:span> para jogar jogos dos mais variados tipos, porém <text:span text:style-name="T39">poucos utilizam</text:span> um meio comum ao ser humano: a visão. <text:span text:style-name="T39">O ser humano utiliza</text:span> a visão para obter informações sobre um jogo qualquer e, com base no que está vendo, toma <text:span text:style-name="T50">decisões </text:span>buscando cumprir seu objetivo.</text:p>
      <text:p text:style-name="P14">Com a evolução dos computadores em relação <text:span text:style-name="T69">à</text:span> velocidade de processamento, <text:span text:style-name="T50">quantidades maiores de memória</text:span> e técnicas <text:span text:style-name="T50">algorítmicas</text:span> mais avançadas, é possível pensar em um computador imitando esse comportamento.</text:p>
      <text:p text:style-name="P18">O jogo usado para a demonstração foi o <text:span text:style-name="T10">Mega </text:span><text:span text:style-name="T19">M</text:span><text:span text:style-name="T10">an 3</text:span>, um famoso jogo de plataforma lançado para o console <text:span text:style-name="T10">Nintendo </text:span><text:span text:style-name="T13">Entertainment</text:span><text:span text:style-name="T10"> </text:span><text:span text:style-name="T13">S</text:span><text:span text:style-name="T20">y</text:span><text:span text:style-name="T13">stem </text:span><text:span text:style-name="T28">(</text:span><text:span text:style-name="T22">NES) no ano de 1990. O jogo funciona de uma forma simples: escolhe-se uma fase, chega-</text:span><text:span text:style-name="T24">se</text:span><text:span text:style-name="T22"> ao fim da fase </text:span><text:span text:style-name="T24">passando por inimigos e obstáculos</text:span><text:span text:style-name="T22">, derrota-</text:span><text:span text:style-name="T24">se</text:span><text:span text:style-name="T22"> o chefe, e </text:span><text:span text:style-name="T24">o processo se repete para o restante das fases, variando os obstáculos e inimigos</text:span><text:span text:style-name="T22">.</text:span></text:p>
      <text:p text:style-name="P14">Neste trabalho será <text:span text:style-name="T9">dada uma demonstração da possibilidade de se ensinar um computador a jogar </text:span><text:span text:style-name="T12">videogame</text:span><text:span text:style-name="T9"> como um ser humano, usando a visão como entrada de dados.</text:span></text:p>
      <text:h text:style-name="P41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15"><text:span text:style-name="T38">Existem projetos que demonstram a possibilidade de ensinar um computador a jogar </text:span><text:span text:style-name="T11">videogame</text:span><text:span text:style-name="T38">, como o projeto MarI/O. Nele, um computador é instruído a completar uma fase de </text:span><text:span text:style-name="T11">Super Mario Wor</text:span><text:span text:style-name="T14">l</text:span><text:span text:style-name="T11">d</text:span><text:span text:style-name="T23">, coletando informações da memória do emulador e usando como entrada para treinar a </text:span><text:span text:style-name="T32">Rede Neura</text:span><text:span text:style-name="T31">l que ele possui</text:span><text:span text:style-name="T32">.</text:span></text:p>
      <text:p text:style-name="P16"><text:span text:style-name="T32">O </text:span><text:span text:style-name="T30">problema proposto por este trabalho é parecido em muita coisa com o MarI/O, no que diz respeito a tomadas de decisão, já que ambos os jogos são de plataforma e </text:span><text:span text:style-name="T36">o </text:span><text:span text:style-name="T30">objetivo é chegar ao fim d</text:span><text:span text:style-name="T33">e uma</text:span><text:span text:style-name="T30"> fase. </text:span><text:span text:style-name="T34">A ideia de como o personagem </text:span><text:span text:style-name="T37">desse</text:span><text:span text:style-name="T34"> projeto toma as decisões provavelmente será considerada ao longo </text:span><text:span text:style-name="T37">desse</text:span><text:span text:style-name="T34"> trabalho, sendo usado várias vezes para consulta.</text:span></text:p>
      <text:p text:style-name="P17"><text:span text:style-name="T30">Já na </text:span><text:span text:style-name="T35">área</text:span><text:span text:style-name="T30"> de visão computacional existe uma variedade enorme de algoritmos e projetos que tem como objetivo a detecção de objetos, necessária para a alimentação do algoritmo de tomada de decisão </text:span><text:span text:style-name="T35">de controle do personagem</text:span><text:span text:style-name="T30">.</text:span></text:p>
      <text:h text:style-name="Heading_20_2" text:outline-level="2"><text:bookmark-start text:name="__RefHeading___Toc315_1736947057"/><text:bookmark-start text:name="_Toc524189385"/><text:soft-page-break/>FORMULAÇÃO DO PROBLEMA<text:bookmark-end text:name="__RefHeading___Toc315_1736947057"/><text:bookmark-end text:name="_Toc524189385"/></text:h>
      <text:p text:style-name="P7">É possível ensinar o computador a jogar um jogo de <text:span text:style-name="T15">videogame</text:span><text:span text:style-name="T1"> </text:span>utilizando como entrada para o processamento somente imagens, de tal maneira a simular, <text:s/><text:span text:style-name="T60">de forma eficiente,</text:span> o que o ser humano faz?</text:p>
      <text:h text:style-name="P42" text:outline-level="2"><text:bookmark-start text:name="_Toc524189386"/><text:bookmark-start text:name="__RefHeading___Toc317_1736947057"/>HIPÓTESE<text:bookmark-end text:name="_Toc524189386"/><text:bookmark-end text:name="__RefHeading___Toc317_1736947057"/></text:h>
      <text:p text:style-name="P6">É possível desenvolver um programa inteligente que consiga jogar <text:span text:style-name="T10">Mega Man</text:span> usando como entrada apenas a tela do jogo, utilizando pra isso técnicas de visão computacional e redes neurais artificiais.</text:p>
      <text:h text:style-name="P42" text:outline-level="2"><text:bookmark-start text:name="_Toc524189387"/><text:bookmark-start text:name="__RefHeading___Toc319_1736947057"/>OBJETIVOS<text:bookmark-end text:name="_Toc524189387"/><text:bookmark-end text:name="__RefHeading___Toc319_1736947057"/></text:h>
      <text:h text:style-name="Heading_20_3" text:outline-level="3"><text:bookmark-start text:name="__RefHeading___Toc323_1736947057"/><text:bookmark-start text:name="_Toc524189388"/>Objetivo Geral<text:bookmark-end text:name="__RefHeading___Toc323_1736947057"/><text:bookmark-end text:name="_Toc524189388"/></text:h>
      <text:p text:style-name="Text_20_body">Desenvolver uma <text:span text:style-name="T55">agente inteligente</text:span> que possa jogar <text:span text:style-name="T10">Mega Ma</text:span>n utilizando como entrada dados obtidos por visão computacional. No fim do experimento, o computado<text:span text:style-name="T60">r</text:span> deverá conseguir jogar relativamente bem, evitando danos dos inimigos e desenvolvendo maneiras próprias de derrotar o oponente final d<text:span text:style-name="T56">a</text:span> fase.</text:p>
      <text:h text:style-name="Heading_20_3" text:outline-level="3"><text:bookmark-start text:name="_Toc524189389"/><text:bookmark-start text:name="__RefHeading___Toc505_1894743545"/>Objetivos<text:span text:style-name="T3"> </text:span>específicos<text:bookmark-end text:name="_Toc524189389"/><text:bookmark-end text:name="__RefHeading___Toc505_1894743545"/></text:h>
      <text:list xml:id="list7070850122692974922" text:style-name="WWNum15">
        <text:list-item>
          <text:p text:style-name="P44">Emular o jogo e capturar a tela <text:span text:style-name="T39">para</text:span><text:span text:style-name="T1"> </text:span>u<text:span text:style-name="T58">tilizá-la em código;</text:span></text:p>
        </text:list-item>
        <text:list-item>
          <text:p text:style-name="P45">Aplicar técnicas de visão <text:span text:style-name="T48">para processar as imagens obtidas;</text:span></text:p>
        </text:list-item>
      </text:list>
      <text:list xml:id="list4999353245155362612" text:style-name="WWNum14">
        <text:list-item>
          <text:p text:style-name="P46">Extrair informações úteis a partir dos dados gerados pela visão;</text:p>
        </text:list-item>
        <text:list-item>
          <text:p text:style-name="P47">Desenvolver uma IA que consiga aprender a lógica do jogo;</text:p>
        </text:list-item>
        <text:list-item>
          <text:p text:style-name="P48"><text:span text:style-name="T59">A</text:span><text:span text:style-name="T58">valiar o sucesso </text:span><text:span text:style-name="T59">e o</text:span><text:span text:style-name="T58"> fracasso a partir das informações obtidas pela visão</text:span><text:bookmark text:name="_Toc524189390"/><text:span text:style-name="T58">.</text:span></text:p>
        </text:list-item>
      </text:list>
      <text:p text:style-name="P32"/>
      <text:p text:style-name="P32"/>
      <text:p text:style-name="P32"/>
      <text:p text:style-name="P32"/>
      <text:h text:style-name="Heading_20_2" text:outline-level="2"><text:bookmark-start text:name="__RefHeading___Toc507_1894743545"/><text:soft-page-break/>JUSTIFICATIVA<text:bookmark-end text:name="__RefHeading___Toc507_1894743545"/></text:h>
      <text:p text:style-name="P10">Uma m<text:span text:style-name="T49">á</text:span>quina que utiliza a<text:span text:style-name="T52"> </text:span>visão e redes neurais para tomar decisões que a leve a cumprir o objetivo de um jogo, poderia usar o mesmo tipo de técnica para realizar outros tipos de tarefas. A demonstração prática desse trabalho visa <text:span text:style-name="T60">mostrar </text:span>que a inteligência artificial atingiu um nível mínimo de maturidade que abre um leque de <text:span text:style-name="T51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57">e venda</text:span> de ações na bolsa de valores.</text:p>
      <text:h text:style-name="Heading_20_1" text:outline-level="1"><text:bookmark-start text:name="__RefHeading___Toc733_2708786792"/><text:span text:style-name="T53">REFERENCIAL</text:span> TEÓRICO<text:bookmark-end text:name="__RefHeading___Toc733_2708786792"/></text:h>
      <text:p text:style-name="Text_20_body">Neste <text:span text:style-name="T53">capítulo</text:span> ser<text:span text:style-name="T70">ão</text:span> evidenciad<text:span text:style-name="T70">as</text:span>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46">Á</text:span>QUINA<text:bookmark-end text:name="__RefHeading___Toc548_1971144071"/></text:h>
      <text:p text:style-name="P2">Uma área onde o foco de estudo é ensinar <text:span text:style-name="T71">ao</text:span> computador a aprender com base em <text:s/>experiências, <text:span text:style-name="T75">por exemplo</text:span>, imagine a situação de<text:span text:style-name="T47"> ratos e iscas envenenadas. Ao encontrar um novo alimento com características diferentes, os ratos o comem em menor quantidade. Essa nova alimentação produzirá um estado fisiológico. Se o novo estado for ruim, ou seja, causar mal-estar aos animais, ela será associada a esse estado e, futuramente eles ignorarão qualquer comida com essas características (SHWARTZ; DAVID, 2014, p. 19, tradução nossa).</text:span></text:p>
      <text:p text:style-name="P5"><text:span text:style-name="T72">Analisando </text:span>essa situação por um lado simplista, <text:span text:style-name="T72">e comparando com o computador ,</text:span> bastaria <text:span text:style-name="T73">fazê-lo</text:span> memorizar uma grande quantidade de dados e compará-los a<text:span text:style-name="T54"> </text:span>entrada para chegar em um resultado. <text:span text:style-name="T74">M</text:span>as, e se a entrada não existir no conteúdo armazenado? A diferença dessa abordagem simples com o que os ratos fizeram está na capacidade de generalização. <text:span text:style-name="T74">D</text:span>epois de passarem pela experiência, eles conseguem generalizar qualquer entrada (comida)<text:span text:style-name="T54">. </text:span>Uma máquina que aprende é aquela que ao ser treinada consegue generalizar qualquer entrada <text:span text:style-name="T54">reconhecendo</text:span> padrões (SHWARTZ; DAVID, 2014, p. 20, tradução nossa).</text:p>
      <text:p text:style-name="P4"/>
      <text:h text:style-name="P43" text:outline-level="2"><text:bookmark-start text:name="__RefHeading___Toc550_1971144071"/><text:soft-page-break/>VISÃO COMPUTACIONAL<text:bookmark-end text:name="__RefHeading___Toc550_1971144071"/></text:h>
      <text:p text:style-name="P11">Visão computacional é o estudo da extração de informação de uma imagem; mais especificamente, é a construção de descrições explícitas e claras dos objetos em uma imagem. Difere do processamento de imagens porque, enquanto ele se trata apenas da transformação de imagens em outras imagens, <text:span text:style-name="T76">a visão computacional</text:span> trata explicitamente da obtenção e manipulação dos dados de uma imagem e d<text:span text:style-name="T77">a sua utilização</text:span> para diferentes propósitos. </text:p>
      <text:p text:style-name="P8">Diversos campos estão relacionados à visão computacional. O mais notável é a própria visão biológica, n<text:span text:style-name="T78">a</text:span> qual a visão computacional é basead<text:span text:style-name="T78">a;</text:span> Na verdade, é justo dizer que essas são áreas análogas, uma para a computação, outra, para a biologia. Afinal, enquanto o último estuda os processos psicológicos envolvidos na formação e percepção de imagens pelos seres vivos, <text:span text:style-name="T78">a computação</text:span> estuda os processos e algoritmos usados por máquinas para enxergar. <text:span text:style-name="T67">(RIOS; LUIZ, 2010, p. 1).</text:span></text:p>
      <text:p text:style-name="P3"><text:span text:style-name="T68">A Visão Computacional f</text:span>az uso de diversos algoritmos de <text:span text:style-name="T10">Deep Learnig</text:span> como rede neurais profundas, redes neurais profundas convolucionais, redes de crenças profundas e redes neurais recorrentes. (LOPES; BRAGA, 2017, p. 10). </text:p>
      <text:h text:style-name="Heading_20_3" text:outline-level="3"><text:bookmark-start text:name="__RefHeading___Toc552_1971144071"/>OpenCV<text:bookmark-end text:name="__RefHeading___Toc552_1971144071"/></text:h>
      <text:p text:style-name="P12"><text:span text:style-name="T10">Open Source Computer Vision Library</text:span><text:span text:style-name="T21">(</text:span>OpenCV<text:span text:style-name="T79">)</text:span> é uma biblioteca de código aberto criada para auxiliar trabalhos no campo de visão computacional e <text:span text:style-name="T10">machine learning</text:span>. Conta com vários algoritmos altamente otimizados, escritos em C/C++. <text:span text:style-name="T80">A</text:span>lguns usam processamento <text:span text:style-name="T10">multi-core </text:span>para garantir um tempo de resposta ótimo. Ideal para aplicações em tempo real. </text:p>
      <text:p text:style-name="P9">A biblioteca tem mais de 2500 algoritmos, o que inclui um conjunto abrangente de visão computacional e de aprendizado de máquina clássicos e de última geração <text:span text:style-name="T45">(ABOUT…, [2018?], tradução nossa).</text:span></text:p>
      <text:p text:style-name="P13"/>
      <text:h text:style-name="Heading_20_3" text:outline-level="3"><text:bookmark-start text:name="__RefHeading___Toc554_1971144071"/><text:soft-page-break/>Python-mss<text:bookmark-end text:name="__RefHeading___Toc554_1971144071"/></text:h>
      <text:p text:style-name="P38">É uma biblioteca de código aberto que disponibiliza funções ultrarrápidas de captura de múltiplas telas.(WELCOME..., [2018?], tradução nossa).</text:p>
      <text:h text:style-name="Heading_20_2" text:outline-level="2">REDES NEURAIS ARTIFICIAIS</text:h>
      <text:p text:style-name="Text_20_body"/>
      <text:h text:style-name="Heading_20_2" text:outline-level="2">APRENDIZAGEM PROFUNDA </text:h>
      <text:p text:style-name="Text_20_body"/>
      <text:h text:style-name="Heading_20_2" text:outline-level="2"><text:bookmark-start text:name="__RefHeading___Toc560_1971144071"/>A<text:span text:style-name="T40">PRENDIZADO POR REFORÇO</text:span><text:bookmark-end text:name="__RefHeading___Toc560_1971144071"/></text:h>
      <text:p text:style-name="Text_20_body"><text:bookmark-start text:name="__RefHeading___Toc654_404639419"/>Aprendizado por reforço é o proble<text:span text:style-name="T66">ma</text:span> encarado por um agente que deve aprender um comportamento em um ambiente dinâmico através de tentativa e erro.<text:bookmark-end text:name="__RefHeading___Toc654_404639419"/></text:p>
      <text:p text:style-name="Text_20_body"><text:bookmark-start text:name="__RefHeading___Toc656_404639419"/>Existem duas estratégias principais para resolver problemas de aprendizagem por reforço. A primeira <text:span text:style-name="T61">é buscar em um espaço de comportamentos, um que funcione bem no ambiente. Essa estratégica é usada pelos algoritmos genéticos e pela programação genética. A segunda forma é usar técnicas estatísticas e métodos de programação dinâmica para estimar a utilidade de tomar uma ação em determinado estado do mundo.</text:span><text:bookmark-end text:name="__RefHeading___Toc656_404639419"/></text:p>
      <text:p text:style-name="Text_20_body"><text:span text:style-name="T62">Em um modelo normal de aprendizagem por reforço, um agente é conectado com um ambiente via sensores e atuadores. Em cada passo de interação, o agente recebe uma entrada </text:span><text:span text:style-name="T16">i, </text:span><text:span text:style-name="T29">e</text:span><text:span text:style-name="T16"> </text:span><text:span text:style-name="T25">algum indicador do estado atual, </text:span><text:span text:style-name="T17">s</text:span><text:span text:style-name="T26">, do ambiente</text:span><text:span text:style-name="T25">. </text:span><text:span text:style-name="T26">O agente então, escolhe uma ação, </text:span><text:span text:style-name="T17">a</text:span><text:span text:style-name="T26">, que gera uma </text:span><text:span text:style-name="T27">saída.</text:span><text:span text:style-name="T62"> A ação altera o estado do ambiente, e o valor dessa transição de estado é comunicada ao agente através de um sinal de reforço, </text:span><text:span text:style-name="T18">r</text:span><text:span text:style-name="T62">. O comportamento do agente deve escolher ações que tendem a aumentar a soma dos sinais de reforço recebidos ao longo do tempo.</text:span></text:p>
      <text:p text:style-name="Text_20_body"><text:span text:style-name="T63">O trabalho do agente é encontrar uma política </text:span><text:span text:style-name="T42">π</text:span><text:span text:style-name="T64">, </text:span><text:span text:style-name="T65">mapeando estados para ações, que maximizam alguma medida de reforço a longo prazo</text:span><text:span text:style-name="T41">. (KAELBLING; LITTMAN; </text:span><text:span text:style-name="T43">MOORE, 1996, p. 238, </text:span><text:span text:style-name="T44">tradução nossa</text:span><text:span text:style-name="T43">).</text:span></text:p>
      <text:h text:style-name="P40" text:outline-level="1"><text:bookmark-start text:name="__RefHeading___Toc1482_858807803"/><text:span text:style-name="T81">M</text:span>ETODOLOGIA<text:bookmark-end text:name="__RefHeading___Toc1482_858807803"/></text:h>
      <text:p text:style-name="P35">Nesse trabalho <text:span text:style-name="T82">será feita uma pesquisa exploratória que visa fazer uma revisão bibliográfica de conteúdos relacionados ao tema. Atualmente existem diversas técnicas e ferramentas que auxiliam na aplicação da Inteligência Artificial, porém foi necessário separar alguns assuntos e métodos que demonstram mais relevância no cenário atual, e boa parte do conteúdo foi retirado de livros e artigos em sua maioria em inglês, em parte devido à dificuldade de se encontrar conteúdo em português. </text:span></text:p>
      <text:p text:style-name="P37"><text:span text:style-name="T83">Para trabalhar com as imagens serão utilizadas as bibliotecas Python-mss e OpenCV. Por meio da Python-mss serão obtidos frames que irão ser processados <text:s/>pela OpenCV de modo a obter informações relevantes sobre cada quadro de vídeo. Essas informações serão utilizadas por algoritmos de IA para tomada de decisão. O agente deverá explorar o ambiente e ser recompensando por determinada ação. Caso ele receba algum dano e perca pontos de vida será recompensando negativamente, caso chegue o mais longe sem receber danos será recompensado positivamente, aprendendo por reforço. </text:span></text:p>
      <text:p text:style-name="P37"><text:span text:style-name="T83">O fluxo de captura, processamento e decisão será contínuo. Ao final de tudo, os resultados serão mensurados de maneira quantitativa, de modo a avaliar o desempenho do algoritmo desenvolvido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left="0.7cm" fo:margin-right="0cm" fo:margin-top="0cm" fo:margin-bottom="0.42cm" loext:contextual-spacing="false" fo:text-align="start" style:justify-single-word="false" fo:text-indent="-0.76cm" style:auto-text-indent="false">
        <style:tab-stops/>
      </style:paragraph-properties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-0.15cm" fo:margin-right="0cm" fo:margin-top="0cm" fo:margin-bottom="0cm" loext:contextual-spacing="false" fo:text-align="start" style:justify-single-word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5cm" fo:margin-right="0cm" fo:margin-top="0.353cm" fo:margin-bottom="0cm" loext:contextual-spacing="false" fo:text-align="start" style:justify-single-word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  <style:text-properties fo:font-weight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1.75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7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170</meta:editing-cycles>
    <meta:print-date>2018-09-07T04:08:00</meta:print-date>
    <meta:creation-date>2018-09-10T18:54:00</meta:creation-date>
    <dc:date>2018-11-21T01:18:56.657303181</dc:date>
    <meta:editing-duration>PT17H53M7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10" meta:paragraph-count="79" meta:word-count="1634" meta:character-count="10375" meta:non-whitespace-character-count="8783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